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1.68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30.4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88.52mm" svg:height="107.85mm" svg:x="0mm" svg:y="0.25mm">
            <loext:p draw:notify-on-update-of-ranges="Sheet1.A1:Sheet1.A1 Sheet1.A2:Sheet1.A11 Sheet1.B1:Sheet1.B1 Sheet1.B2:Sheet1.B11 Sheet1.C1:Sheet1.C1 Sheet1.C2:Sheet1.C11 Sheet1.D1:Sheet1.D1 Sheet1.D2:Sheet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étapes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Réalisé</text:p>
          </table:table-cell>
          <table:table-cell table:style-name="ce1" office:value-type="string" calcext:value-type="string">
            <text:p>Restant à faire</text:p>
          </table:table-cell>
        </table:table-row>
        <table:table-row table:style-name="ro1">
          <table:table-cell office:value-type="string" calcext:value-type="string">
            <text:p>Interface utilisateur</text:p>
          </table:table-cell>
          <table:table-cell office:value-type="date" office:date-value="2017-02-01" calcext:value-type="date">
            <text:p>01/02/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cture du code</text:p>
          </table:table-cell>
          <table:table-cell office:value-type="date" office:date-value="2017-02-15" calcext:value-type="date">
            <text:p>15/02/1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ortage de la Centrale DCC</text:p>
          </table:table-cell>
          <table:table-cell office:value-type="date" office:date-value="2017-03-05" calcext:value-type="date">
            <text:p>05/03/1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ortage des capteurs</text:p>
          </table:table-cell>
          <table:table-cell office:value-type="date" office:date-value="2017-03-19" calcext:value-type="date">
            <text:p>19/03/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jout contrôle aiguillage</text:p>
          </table:table-cell>
          <table:table-cell office:value-type="date" office:date-value="2017-04-02" calcext:value-type="date">
            <text:p>02/04/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estion aiguillage avec switch</text:p>
          </table:table-cell>
          <table:table-cell office:value-type="date" office:date-value="2017-04-10" calcext:value-type="date">
            <text:p>10/04/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flexion moteur XIL</text:p>
          </table:table-cell>
          <table:table-cell office:value-type="date" office:date-value="2017-04-24" calcext:value-type="date">
            <text:p>24/04/1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mplementation moteur XIL</text:p>
          </table:table-cell>
          <table:table-cell office:value-type="date" office:date-value="2017-04-27" calcext:value-type="date">
            <text:p>27/04/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réation des scenarios</text:p>
          </table:table-cell>
          <table:table-cell office:value-type="date" office:date-value="2017-05-07" calcext:value-type="date">
            <text:p>07/05/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édaction rapport</text:p>
          </table:table-cell>
          <table:table-cell office:value-type="date" office:date-value="2017-02-01" calcext:value-type="date">
            <text:p>01/02/1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7:50:15.774605718</meta:creation-date>
    <dc:date>2017-02-25T18:41:04.675739370</dc:date>
    <meta:editing-duration>PT18M14S</meta:editing-duration>
    <meta:editing-cycles>3</meta:editing-cycles>
    <meta:generator>LibreOffice/5.1.6.2.0$Linux_X86_64 LibreOffice_project/1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entury Schoolbook L'" style:font-style-name="Italic" style:font-family-generic="roman" fo:font-size="16pt" fo:font-style="italic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Century Schoolbook L'" style:font-style-name="Roman" style:font-family-generic="roman" fo:font-size="10pt" fo:font-weight="bold" style:font-size-asian="10pt" style:font-size-complex="10pt"/>
    </style:style>
    <style:style style:name="ch4" style:family="chart">
      <style:chart-properties chart:stacked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entury Schoolbook L'" style:font-style-name="Roman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style="italic" fo:font-weight="bold" style:font-size-asian="9pt" style:font-size-complex="9pt"/>
    </style:style>
    <style:style style:name="ch7" style:family="chart" style:data-style-name="N37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Century Schoolbook L'" style:font-style-name="Roman" style:font-family-generic="roman" fo:font-size="10pt" style:font-size-asian="10pt" style:font-size-complex="10pt"/>
    </style:style>
    <style:style style:name="ch8" style:family="chart">
      <style:chart-properties style:rotation-angle="0"/>
      <style:text-properties fo:font-family="'Century Schoolbook L'" style:font-style-name="Bold Italic" style:font-family-generic="roman" fo:font-size="12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1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 draw:opacity="0%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853cm" svg:height="10.786cm" xlink:href=".." xlink:type="simple" chart:class="chart:bar" chart:style-name="ch1">
        <chart:title svg:x="12.984cm" svg:y="0.148cm" chart:style-name="ch2">
          <text:p>Diagramme de Gantt psesi</text:p>
        </chart:title>
        <chart:legend svg:x="24.257cm" svg:y="3.427cm" style:legend-expansion="custom" chartooo:width="3.244cm" chartooo:height="2.244cm" style:legend-expansion-aspect-ratio="1.44563279857398" chart:style-name="ch3"/>
        <chart:plot-area chart:style-name="ch4" table:cell-range-address="Sheet1.A1:Sheet1.D11" chart:data-source-has-labels="both" svg:x="4.939cm" svg:y="1.49cm" svg:width="18.27cm" svg:height="7.922cm">
          <chartooo:coordinate-region svg:x="9.98cm" svg:y="1.49cm" svg:width="12.567cm" svg:height="7.222cm"/>
          <chart:axis chart:dimension="x" chart:name="primary-x" chart:style-name="ch5" chartooo:axis-type="auto">
            <chartooo:date-scale/>
            <chart:title svg:x="3.658cm" svg:y="6.255cm" chart:style-name="ch6">
              <text:p>Tâches</text:p>
            </chart:title>
            <chart:categories table:cell-range-address="Sheet1.A2:Sheet1.A11"/>
          </chart:axis>
          <chart:axis chart:dimension="y" chart:name="primary-y" chart:style-name="ch7">
            <chart:title svg:x="14.975cm" svg:y="9.476cm" chart:style-name="ch8">
              <text:p>Avancement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bar">
            <chart:data-point chart:repeated="10"/>
          </chart:series>
          <chart:series chart:style-name="ch11" chart:values-cell-range-address="Sheet1.C2:Sheet1.C11" chart:label-cell-address="Sheet1.C1:Sheet1.C1" chart:class="chart:bar">
            <chart:data-point chart:repeated="10"/>
          </chart:series>
          <chart:series chart:style-name="ch12" chart:values-cell-range-address="Sheet1.D2:Sheet1.D11" chart:label-cell-address="Sheet1.D1:Sheet1.D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Sheet1.B1:Sheet1.B1</svg:desc>
                </draw:g>
              </table:table-cell>
              <table:table-cell office:value-type="string">
                <text:p>Réalisé</text:p>
                <draw:g>
                  <svg:desc>Sheet1.C1:Sheet1.C1</svg:desc>
                </draw:g>
              </table:table-cell>
              <table:table-cell office:value-type="string">
                <text:p>Restant à fair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face utilisateur</text:p>
                <draw:g>
                  <svg:desc>Sheet1.A2:Sheet1.A11</svg:desc>
                </draw:g>
              </table:table-cell>
              <table:table-cell office:value-type="float" office:value="42767">
                <text:p>42767</text:p>
                <draw:g>
                  <svg:desc>Sheet1.B2:Sheet1.B11</svg:desc>
                </draw:g>
              </table:table-cell>
              <table:table-cell office:value-type="float" office:value="100">
                <text:p>100</text:p>
                <draw:g>
                  <svg:desc>Sheet1.C2:Sheet1.C11</svg:desc>
                </draw:g>
              </table:table-cell>
              <table:table-cell office:value-type="float" office:value="0">
                <text:p>0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lecture du code</text:p>
              </table:table-cell>
              <table:table-cell office:value-type="float" office:value="42781">
                <text:p>42781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ortage de la Centrale DCC</text:p>
              </table:table-cell>
              <table:table-cell office:value-type="float" office:value="42799">
                <text:p>42799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ortage des capteurs</text:p>
              </table:table-cell>
              <table:table-cell office:value-type="float" office:value="42813">
                <text:p>4281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ajout contrôle aiguillage</text:p>
              </table:table-cell>
              <table:table-cell office:value-type="float" office:value="42827">
                <text:p>4282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stion aiguillage avec switch</text:p>
              </table:table-cell>
              <table:table-cell office:value-type="float" office:value="42835">
                <text:p>4283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flexion moteur XIL</text:p>
              </table:table-cell>
              <table:table-cell office:value-type="float" office:value="42849">
                <text:p>42849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implementation moteur XIL</text:p>
              </table:table-cell>
              <table:table-cell office:value-type="float" office:value="42852">
                <text:p>4285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réation des scenarios</text:p>
              </table:table-cell>
              <table:table-cell office:value-type="float" office:value="42862">
                <text:p>4286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édaction rapport</text:p>
              </table:table-cell>
              <table:table-cell office:value-type="float" office:value="42767">
                <text:p>42767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